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fo:font-size="10pt" style:font-size-asian="10pt" style:font-size-complex="10pt"/>
    </style:style>
    <style:style style:name="P2" style:family="paragraph" style:parent-style-name="Standard">
      <style:text-properties style:font-name="Malgun Gothic" fo:font-size="10pt" style:font-size-asian="10pt" style:language-asian="ja" style:country-asian="JP" style:font-size-complex="10pt"/>
    </style:style>
    <style:style style:name="P3" style:family="paragraph" style:parent-style-name="Standard" style:list-style-name="L1">
      <style:text-properties style:font-name="Malgun Gothic" fo:font-size="10pt" style:font-size-asian="10pt" style:font-size-complex="10pt"/>
    </style:style>
    <style:style style:name="P4" style:family="paragraph" style:parent-style-name="Standard" style:list-style-name="L1">
      <style:text-properties style:font-name="Malgun Gothic" fo:font-size="10pt" style:font-size-asian="10pt" style:language-asian="ja" style:country-asian="JP" style:font-size-complex="10pt"/>
    </style:style>
    <style:style style:name="P5" style:family="paragraph" style:parent-style-name="Standard" style:list-style-name="L2">
      <style:text-properties style:font-name="Malgun Gothic" fo:font-size="10pt" style:font-size-asian="10pt" style:language-asian="ja" style:country-asian="JP" style:font-size-complex="10pt"/>
    </style:style>
    <style:style style:name="P6" style:family="paragraph" style:parent-style-name="Standard" style:list-style-name="L1">
      <style:text-properties style:text-line-through-style="none" style:font-name="Malgun Gothic" fo:font-size="10pt" style:font-size-asian="10pt" style:font-size-complex="10pt"/>
    </style:style>
    <style:style style:name="T1" style:family="text">
      <style:text-properties style:language-asian="ja" style:country-asian="JP"/>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s (based on interaction possibilities and required stats):</text:p>
      <text:list xml:id="list21292159" text:style-name="L1">
        <text:list-item>
          <text:p text:style-name="P3">Physical Object: (anything that can be interacted with except terrain)</text:p>
          <text:list>
            <text:list-item>
              <text:p text:style-name="P3">Must have all defense and health stats (including magic defense)</text:p>
              <text:list>
                <text:list-item>
                  <text:p text:style-name="P3">health stats maybe combined into one "condition" stat?</text:p>
                  <text:list>
                    <text:list-item>
                      <text:p text:style-name="P3">creature interface will override this...</text:p>
                    </text:list-item>
                  </text:list>
                </text:list-item>
              </text:list>
            </text:list-item>
            <text:list-item>
              <text:p text:style-name="P3">when terrain is interacted with, through harvesting, destruction, etc, that one square should become a relevant physical object or removed, as appropriate</text:p>
              <text:list>
                <text:list-item>
                  <text:p text:style-name="P3">in order to become the relevant physical object, one must be defined</text:p>
                </text:list-item>
              </text:list>
            </text:list-item>
            <text:list-item>
              <text:p text:style-name="P3">include list of potential random adjectives</text:p>
              <text:list>
                <text:list-item>
                  <text:p text:style-name="P3">adjectives should be tagged prefix or suffix appropriately</text:p>
                </text:list-item>
                <text:list-item>
                  <text:p text:style-name="P3">can delete adjectives from superclasses</text:p>
                </text:list-item>
              </text:list>
            </text:list-item>
            <text:list-item>
              <text:p text:style-name="P3">list of aliases</text:p>
            </text:list-item>
            <text:list-item>
              <text:p text:style-name="P3">list of things it becomes when skills are used on it</text:p>
              <text:list>
                <text:list-item>
                  <text:p text:style-name="P3">some pre-defined keywords are available</text:p>
                  <text:list>
                    <text:list-item>
                      <text:p text:style-name="P3">"parts" - becomes "foo parts"</text:p>
                    </text:list-item>
                    <text:list-item>
                      <text:p text:style-name="P3">"corpse" - becomes "foo corpse"</text:p>
                    </text:list-item>
                  </text:list>
                </text:list-item>
              </text:list>
            </text:list-item>
          </text:list>
        </text:list-item>
        <text:list-item>
          <text:p text:style-name="P3">Player Character:</text:p>
          <text:list>
            <text:list-item>
              <text:p text:style-name="P3">includes IQ stats for a player character</text:p>
            </text:list-item>
          </text:list>
        </text:list-item>
        <text:list-item>
          <text:p text:style-name="P3">Recipe: takes in zero or more items and energy use and outputs one or more items</text:p>
          <text:list>
            <text:list-item>
              <text:p text:style-name="P3">list of ingredients</text:p>
              <text:list>
                <text:list-item>
                  <text:p text:style-name="P3">some optional</text:p>
                </text:list-item>
                <text:list-item>
                  <text:p text:style-name="P3">include indicator of contribution to final quality</text:p>
                </text:list-item>
                <text:list-item>
                  <text:p text:style-name="P3">include modifications due to ingredient</text:p>
                </text:list-item>
              </text:list>
            </text:list-item>
            <text:list-item>
              <text:p text:style-name="P3">list of related skills</text:p>
              <text:list>
                <text:list-item>
                  <text:p text:style-name="P3">might be attached to a particular ingredient (ie: gemology for attaching gems to a sword)</text:p>
                </text:list-item>
              </text:list>
            </text:list-item>
            <text:list-item>
              <text:p text:style-name="P3">list of output items</text:p>
              <text:list>
                <text:list-item>
                  <text:p text:style-name="P3">can add mods to specific items</text:p>
                  <text:list>
                    <text:list-item>
                      <text:p text:style-name="P3">mods from ingredient input list are used here</text:p>
                    </text:list-item>
                    <text:list-item>
                      <text:p text:style-name="P3">new mods can also be added, if they're always applied</text:p>
                    </text:list-item>
                  </text:list>
                </text:list-item>
              </text:list>
            </text:list-item>
            <text:list-item>
              <text:p text:style-name="P3">can always see the name of the recipe</text:p>
              <text:list>
                <text:list-item>
                  <text:p text:style-name="P3">ingredients will only show up if you have enough skill to use them</text:p>
                  <text:list>
                    <text:list-item>
                      <text:p text:style-name="P3">this is by individual ingredient!</text:p>
                    </text:list-item>
                  </text:list>
                </text:list-item>
              </text:list>
            </text:list-item>
          </text:list>
        </text:list-item>
        <text:list-item>
          <text:p text:style-name="P3">Profession:</text:p>
          <text:list>
            <text:list-item>
              <text:p text:style-name="P3">a single available character class</text:p>
            </text:list-item>
            <text:list-item>
              <text:p text:style-name="P3">list of starting stats</text:p>
            </text:list-item>
            <text:list-item>
              <text:p text:style-name="P3">list of starting skill levels</text:p>
            </text:list-item>
            <text:list-item>
              <text:p text:style-name="P3">list of skill growth weights</text:p>
            </text:list-item>
            <text:list-item>
              <text:p text:style-name="P3">future additions:</text:p>
              <text:list>
                <text:list-item>
                  <text:p text:style-name="P3">aliases that apply when this class is used (ala samurai in nethack)</text:p>
                </text:list-item>
                <text:list-item>
                  <text:p text:style-name="P3"><text:soft-page-break/>spell school limitations</text:p>
                </text:list-item>
              </text:list>
            </text:list-item>
          </text:list>
        </text:list-item>
        <text:list-item>
          <text:p text:style-name="P3">Terrain: solid terrain, should be rock, soil, ice, etc.</text:p>
          <text:list>
            <text:list-item>
              <text:p text:style-name="P3">can be dug through</text:p>
            </text:list-item>
            <text:list-item>
              <text:p text:style-name="P3">extends PhysicalObject but cannot take on any of its interfaces</text:p>
            </text:list-item>
            <text:list-item>
              <text:p text:style-name="P3">must have stat for difficulty to dig through</text:p>
            </text:list-item>
            <text:list-item>
              <text:p text:style-name="P3">must have list of things that can be found within</text:p>
              <text:list>
                <text:list-item>
                  <text:p text:style-name="P3">drop things (and maybe critters) as an "effect" of digging?</text:p>
                </text:list-item>
                <text:list-item>
                  <text:p text:style-name="P3">rarity of drops</text:p>
                </text:list-item>
              </text:list>
            </text:list-item>
            <text:list-item>
              <text:p text:style-name="P3">harvestable without full digging out</text:p>
            </text:list-item>
            <text:list-item>
              <text:p text:style-name="P3">stat for difficulty to pass through</text:p>
              <text:list>
                <text:list-item>
                  <text:p text:style-name="P3">terrain walking tied to this terrain reduces this difficulty</text:p>
                </text:list-item>
              </text:list>
            </text:list-item>
            <text:list-item>
              <text:p text:style-name="P3">optionally has a physical object that it turns into on interaction</text:p>
              <text:list>
                <text:list-item>
                  <text:p text:style-name="P3">no such physical object means the terrain simply disappears when condition hits 0</text:p>
                </text:list-item>
                <text:list-item>
                  <text:p text:style-name="P3">different physical objects may result from different elements</text:p>
                </text:list-item>
              </text:list>
            </text:list-item>
          </text:list>
        </text:list-item>
        <text:list-item>
          <text:p text:style-name="P4">Biome: general type of terrain, used for map generation, not direct interaction with player</text:p>
          <text:list>
            <text:list-item>
              <text:p text:style-name="P4">contains list of terrains found withing, along with odds of each terrain</text:p>
            </text:list-item>
            <text:list-item>
              <text:p text:style-name="P4">contains list of biomes that have a high likelihood of bordering</text:p>
            </text:list-item>
            <text:list-item>
              <text:p text:style-name="P4">general indicator of average size</text:p>
            </text:list-item>
          </text:list>
        </text:list-item>
        <text:list-item>
          <text:p text:style-name="P3">Effect: something that is caused by something, frequently an attack or item use, or condition</text:p>
          <text:list>
            <text:list-item>
              <text:p text:style-name="P3">has a target (which my be empty space above a tile)</text:p>
            </text:list-item>
            <text:list-item>
              <text:p text:style-name="P3">may have preconditions that either change the cancel it entirely</text:p>
            </text:list-item>
            <text:list-item>
              <text:p text:style-name="P3">can have a list of further effects</text:p>
              <text:list>
                <text:list-item>
                  <text:p text:style-name="P3">further effects may have pre-conditions</text:p>
                  <text:list>
                    <text:list-item>
                      <text:p text:style-name="P3">pre-condition may be failure or success of previous action in list</text:p>
                    </text:list-item>
                  </text:list>
                </text:list-item>
              </text:list>
            </text:list-item>
            <text:list-item>
              <text:p text:style-name="P3">includes movement</text:p>
              <text:list>
                <text:list-item>
                  <text:p text:style-name="P3">both player and other things</text:p>
                </text:list-item>
              </text:list>
            </text:list-item>
            <text:list-item>
              <text:p text:style-name="P3">can apply a condition</text:p>
            </text:list-item>
            <text:list-item>
              <text:p text:style-name="P3">Allow an effect to change the name/color/description, etc.</text:p>
            </text:list-item>
            <text:list-item>
              <text:p text:style-name="P3">allow for item creation (including creature or trap or wall or etc.)</text:p>
            </text:list-item>
            <text:list-item>
              <text:p text:style-name="P3">all damage should have elements, even blunt, slashing, pointy, etc.</text:p>
            </text:list-item>
          </text:list>
        </text:list-item>
        <text:list-item>
          <text:p text:style-name="P3">Condition: set of effects applied automatically every turn</text:p>
          <text:list>
            <text:list-item>
              <text:p text:style-name="P3">represents ongoing effects</text:p>
              <text:list>
                <text:list-item>
                  <text:p text:style-name="P3">buffs, debuffs, DOT, etc.</text:p>
                </text:list-item>
              </text:list>
            </text:list-item>
            <text:list-item>
              <text:p text:style-name="P3">includes a countdown timer, with infinity a possible choice</text:p>
            </text:list-item>
            <text:list-item>
              <text:p text:style-name="P3">can be checked against by abilities and effects</text:p>
              <text:list>
                <text:list-item>
                  <text:p text:style-name="P3">these checks will work against the named condition and all subclasses of the named condition</text:p>
                </text:list-item>
              </text:list>
            </text:list-item>
          </text:list>
        </text:list-item>
        <text:list-item>
          <text:p text:style-name="P3">Modification: changes or adds effects to a physical object</text:p>
          <text:list>
            <text:list-item>
              <text:p text:style-name="P3">changes are dependent on the interfaces or class implemented in the calling item</text:p>
              <text:list>
                <text:list-item>
                  <text:p text:style-name="P3"><text:soft-page-break/>each change that item is qualified for applies</text:p>
                </text:list-item>
              </text:list>
            </text:list-item>
            <text:list-item>
              <text:p text:style-name="P3">adds an adjective to the item name</text:p>
              <text:list>
                <text:list-item>
                  <text:p text:style-name="P3">needs to denote pre or post adjective</text:p>
                </text:list-item>
                <text:list-item>
                  <text:p text:style-name="P3">can have different adjective for items vs. creatures</text:p>
                </text:list-item>
                <text:list-item>
                  <text:p text:style-name="P3">adjective can be overridden by calling item/creature</text:p>
                </text:list-item>
              </text:list>
            </text:list-item>
            <text:list-item>
              <text:p text:style-name="P3">can also add effects based on item interfaces</text:p>
            </text:list-item>
            <text:list-item>
              <text:p text:style-name="P3">can add abilities if Creature type</text:p>
            </text:list-item>
          </text:list>
        </text:list-item>
        <text:list-item>
          <text:p text:style-name="P3">Strategy: what something will attempt to do in a given situation</text:p>
          <text:list>
            <text:list-item>
              <text:p text:style-name="P3">specify situation:action pairs</text:p>
              <text:list>
                <text:list-item>
                  <text:p text:style-name="P3">if situation key isn't present, default action taken</text:p>
                </text:list-item>
                <text:list-item>
                  <text:p text:style-name="P3">each pair has a probability, with default assumed to fill any odds left to 100%</text:p>
                </text:list-item>
                <text:list-item>
                  <text:p text:style-name="P3">key and action are likely to both be constants, can't think of any other reasonable way to do it</text:p>
                  <text:list>
                    <text:list-item>
                      <text:p text:style-name="P3">action might be ability... perhaps situation:ability:name of ability</text:p>
                    </text:list-item>
                  </text:list>
                </text:list-item>
              </text:list>
            </text:list-item>
          </text:list>
        </text:list-item>
        <text:list-item>
          <text:p text:style-name="P6">Ability: a group of effects along with a description and with skills used for it</text:p>
          <text:list>
            <text:list-item>
              <text:p text:style-name="P3">a regular attack is an ability</text:p>
            </text:list-item>
            <text:list-item>
              <text:p text:style-name="P3">regular movement is an ability</text:p>
            </text:list-item>
            <text:list-item>
              <text:p text:style-name="P3">abilities such as terrain-walk should be smart and auto-activate if advantageous situation</text:p>
              <text:list>
                <text:list-item>
                  <text:p text:style-name="P3">potentially dangerous use of abilities should be confirmed</text:p>
                </text:list-item>
                <text:list-item>
                  <text:p text:style-name="P3">what about attack choices?</text:p>
                  <text:list>
                    <text:list-item>
                      <text:p text:style-name="P3">use best against enemy</text:p>
                    </text:list-item>
                    <text:list-item>
                      <text:p text:style-name="P3">use best skill</text:p>
                    </text:list-item>
                    <text:list-item>
                      <text:p text:style-name="P3">random choice</text:p>
                    </text:list-item>
                  </text:list>
                </text:list-item>
              </text:list>
            </text:list-item>
            <text:list-item>
              <text:p text:style-name="P3">items granting abilities can check for existing conditions, such as the item containing a liquid, before an ability is actually used</text:p>
              <text:list>
                <text:list-item>
                  <text:p text:style-name="P3">this allows reagents, so that abilities can use up resources without the resources having to be pre-combined</text:p>
                </text:list-item>
                <text:list-item>
                  <text:p text:style-name="P3">conditions may also hamper or improve effects based on the effect itself and this does not have to be replicated in the ability description</text:p>
                  <text:list>
                    <text:list-item>
                      <text:p text:style-name="P3">for example, the condition of immobile will stop movement, so movement abilities don't need to explicitly check for this condition</text:p>
                    </text:list-item>
                  </text:list>
                </text:list-item>
                <text:list-item>
                  <text:p text:style-name="P3">conditions and possessions required are only for the user of the ability, there is no test for preconditions on the target</text:p>
                </text:list-item>
                <text:list-item>
                  <text:p text:style-name="P3">automatically use the resources or ask to use them?</text:p>
                  <text:list>
                    <text:list-item>
                      <text:p text:style-name="P3">option for setting this behavior, probably default to automatically using them, but stating what was used</text:p>
                    </text:list-item>
                  </text:list>
                </text:list-item>
                <text:list-item>
                  <text:p text:style-name="P3">confirm useless actions?</text:p>
                </text:list-item>
              </text:list>
            </text:list-item>
          </text:list>
        </text:list-item>
        <text:list-item>
          <text:p text:style-name="P4">Element</text:p>
          <text:list>
            <text:list-item>
              <text:p text:style-name="P4">keyword that indicates a property</text:p>
            </text:list-item>
            <text:list-item>
              <text:p text:style-name="P4"><text:soft-page-break/>things can have more than one element</text:p>
            </text:list-item>
            <text:list-item>
              <text:p text:style-name="P4">includes mundane elements such as blunt/slashing/piercing/etc.</text:p>
            </text:list-item>
            <text:list-item>
              <text:p text:style-name="P3">need an element called "none" that nothing can have resistance or weakness <text:span text:style-name="T1">to</text:span></text:p>
              <text:list>
                <text:list-item>
                  <text:p text:style-name="P4">if an element does not have an explicit parent, make "none" the parent</text:p>
                </text:list-item>
                <text:list-item>
                  <text:p text:style-name="P4">can be used to have reactions that will take place no matter what kind of damage is taken</text:p>
                </text:list-item>
              </text:list>
            </text:list-item>
          </text:list>
        </text:list-item>
        <text:list-item>
          <text:p text:style-name="P4">BodyType</text:p>
          <text:list>
            <text:list-item>
              <text:p text:style-name="P4">list of parts (arm, leg, etc)</text:p>
            </text:list-item>
            <text:list-item>
              <text:p text:style-name="P4">parts have to be added in a manner that indicates connections</text:p>
            </text:list-item>
            <text:list-item>
              <text:p text:style-name="P4">parts have to be tagged as grasping, locomotive, brain containing, lung containing, etc.</text:p>
            </text:list-item>
            <text:list-item>
              <text:p text:style-name="P4">Note - this is gong to be a default to generic for now</text:p>
            </text:list-item>
          </text:list>
        </text:list-item>
        <text:list-item>
          <text:p text:style-name="P4">Room</text:p>
          <text:list>
            <text:list-item>
              <text:p text:style-name="P4">grid pattern for generic semi-static placement layouts</text:p>
            </text:list-item>
            <text:list-item>
              <text:p text:style-name="P4">marked internal or external</text:p>
              <text:list>
                <text:list-item>
                  <text:p text:style-name="P4">internal means walls and doors/passages are built into the layout</text:p>
                </text:list-item>
                <text:list-item>
                  <text:p text:style-name="P4">external means that the dungeon decides how walls and doors are built around the room</text:p>
                </text:list-item>
              </text:list>
            </text:list-item>
            <text:list-item>
              <text:p text:style-name="P4">default types will use whatever the dungeon generator decides is appropriate</text:p>
            </text:list-item>
            <text:list-item>
              <text:p text:style-name="P4">list of characters for default types:</text:p>
              <text:list>
                <text:list-item>
                  <text:p text:style-name="P4"># wall</text:p>
                </text:list-item>
                <text:list-item>
                  <text:p text:style-name="P4">. empty floor</text:p>
                </text:list-item>
                <text:list-item>
                  <text:p text:style-name="P4">+ door</text:p>
                </text:list-item>
                <text:list-item>
                  <text:p text:style-name="P4">* furniture (for future implementation)</text:p>
                </text:list-item>
                <text:list-item>
                  <text:p text:style-name="P4">$ treasure</text:p>
                </text:list-item>
                <text:list-item>
                  <text:p text:style-name="P4">^ trap</text:p>
                </text:list-item>
                <text:list-item>
                  <text:p text:style-name="P4">&lt; up stair</text:p>
                </text:list-item>
                <text:list-item>
                  <text:p text:style-name="P4">&gt; down stair</text:p>
                </text:list-item>
                <text:list-item>
                  <text:p text:style-name="P4">~ liquid pool</text:p>
                </text:list-item>
                <text:list-item>
                  <text:p text:style-name="P4">! fountain</text:p>
                </text:list-item>
                <text:list-item>
                  <text:p text:style-name="P4">% monster (very generic, any monster could be placed here)</text:p>
                </text:list-item>
              </text:list>
            </text:list-item>
            <text:list-item>
              <text:p text:style-name="P4">special things</text:p>
              <text:list>
                <text:list-item>
                  <text:p text:style-name="P4">0-9 indicate a special feature</text:p>
                  <text:list>
                    <text:list-item>
                      <text:p text:style-name="P4">can be any default type</text:p>
                      <text:list>
                        <text:list-item>
                          <text:p text:style-name="P4">feature must be defined in same data block</text:p>
                        </text:list-item>
                      </text:list>
                    </text:list-item>
                    <text:list-item>
                      <text:p text:style-name="P4">all elements of the same number will be the same type</text:p>
                      <text:list>
                        <text:list-item>
                          <text:p text:style-name="P4">flag for if subclasses can also be used or if strict same type must be followed</text:p>
                        </text:list-item>
                      </text:list>
                    </text:list-item>
                    <text:list-item>
                      <text:p text:style-name="P4">can be a generic subtype (statue instead of just furniture)</text:p>
                    </text:list-item>
                    <text:list-item>
                      <text:p text:style-name="P4">can indicate that a specific interface must be implemented by the item if loot</text:p>
                      <text:list>
                        <text:list-item>
                          <text:p text:style-name="P4">allows something like an alchemist's lab to be built, requiring a certain number of containers</text:p>
                        </text:list-item>
                      </text:list>
                    </text:list-item>
                  </text:list>
                </text:list-item>
                <text:list-item>
                  <text:p text:style-name="P4">a-Z indicate a creature</text:p>
                  <text:list>
                    <text:list-item>
                      <text:p text:style-name="P4"><text:soft-page-break/>all creatures of the same letter will be the same type</text:p>
                      <text:list>
                        <text:list-item>
                          <text:p text:style-name="P4">flag for if subclasses can also be used</text:p>
                        </text:list-item>
                      </text:list>
                    </text:list-item>
                  </text:list>
                </text:list-item>
                <text:list-item>
                  <text:p text:style-name="P4">further special things can be included by denoting a location pair and then what the thing is, ie: (1,2)#Wood; for a wood wall at position (1,2)</text:p>
                </text:list-item>
              </text:list>
            </text:list-item>
            <text:list-item>
              <text:p text:style-name="P4">include name and description, but these can (and probably should) be overridden by the dungeon generator</text:p>
              <text:list>
                <text:list-item>
                  <text:p text:style-name="P4">would be nice to be able to link in things (especially lairs!) so that it could create a Orc Wizard's Library, or a Shambling Mound's Refuse Pile...</text:p>
                </text:list-item>
              </text:list>
            </text:list-item>
          </text:list>
        </text:list-item>
        <text:list-item>
          <text:p text:style-name="P4">Dungeon</text:p>
          <text:list>
            <text:list-item>
              <text:p text:style-name="P4">set of rooms</text:p>
              <text:list>
                <text:list-item>
                  <text:p text:style-name="P4">tag each included room with its expected difficulty level</text:p>
                  <text:list>
                    <text:list-item>
                      <text:p text:style-name="P4">harder rooms should be further from the entrance</text:p>
                    </text:list-item>
                    <text:list-item>
                      <text:p text:style-name="P4">some rooms may have multiple difficulty levels, meaning the same template can be re-used for harder areas of the same dungeon, with higher level enemies and such</text:p>
                    </text:list-item>
                  </text:list>
                </text:list-item>
                <text:list-item>
                  <text:p text:style-name="P4">indicate what the defaults for each item type should be in entire dungeon</text:p>
                  <text:list>
                    <text:list-item>
                      <text:p text:style-name="P4">defaults can be a set of (item,frequency) pairs</text:p>
                    </text:list-item>
                    <text:list-item>
                      <text:p text:style-name="P4">can override this default for specific rooms</text:p>
                    </text:list-item>
                  </text:list>
                </text:list-item>
                <text:list-item>
                  <text:p text:style-name="P4">can tag a room as unique so that it only appears once (throne room for example)</text:p>
                </text:list-item>
                <text:list-item>
                  <text:p text:style-name="P4">tag each room's percentage appearance</text:p>
                </text:list-item>
                <text:list-item>
                  <text:p text:style-name="P4">tag creatures as wandering/lair/sleeping, etc.</text:p>
                </text:list-item>
                <text:list-item>
                  <text:p text:style-name="P4">define lairs for creatures that have them</text:p>
                  <text:list>
                    <text:list-item>
                      <text:p text:style-name="P4">this is probably future work</text:p>
                    </text:list-item>
                  </text:list>
                </text:list-item>
              </text:list>
            </text:list-item>
            <text:list-item>
              <text:p text:style-name="P4">define type of connections between rooms (cavern vs. hallways vs. open forest)</text:p>
            </text:list-item>
            <text:list-item>
              <text:p text:style-name="P4">indicate preferred size (might not be needed, just dynamically create whatever size is desired)</text:p>
            </text:list-item>
            <text:list-item>
              <text:p text:style-name="P4">can set specific rooms to be adjacent, with or without walls between them</text:p>
            </text:list-item>
            <text:list-item>
              <text:p text:style-name="P4">has a name and description</text:p>
            </text:list-item>
            <text:list-item>
              <text:p text:style-name="P4">can set room/creature/item/etc. names for unique flavor (human bandit -&gt; South Side Gangster)</text:p>
              <text:list>
                <text:list-item>
                  <text:p text:style-name="P4">future work for sure, sounds complicated and tightly bound to the rooms themselves...</text:p>
                </text:list-item>
              </text:list>
            </text:list-item>
            <text:list-item>
              <text:p text:style-name="P4">define general shape of dungeon by x,y,z relative sizes</text:p>
              <text:list>
                <text:list-item>
                  <text:p text:style-name="P4">include ability to tag as rectangle / circle / pyramid somehow</text:p>
                </text:list-item>
                <text:list-item>
                  <text:p text:style-name="P4">each floor could have its own shape designation that overrides the generally defined one</text:p>
                </text:list-item>
                <text:list-item>
                  <text:p text:style-name="P4">this is later work, just build cubes for now</text:p>
                </text:list-item>
              </text:list>
            </text:list-item>
          </text:list>
        </text:list-item>
      </text:list>
      <text:p text:style-name="P1"/>
      <text:p text:style-name="P1">Interfaces</text:p>
      <text:list xml:id="list21634259" text:continue-numbering="true" text:style-name="L1">
        <text:list-item>
          <text:p text:style-name="P3">Liquid: some sort of liquid, might fill a square or just be in a container</text:p>
          <text:list>
            <text:list-item>
              <text:p text:style-name="P3">will flow towards lowest point</text:p>
            </text:list-item>
            <text:list-item>
              <text:p text:style-name="P3">Additional Stats:</text:p>
              <text:list>
                <text:list-item>
                  <text:p text:style-name="P3">Viscosity</text:p>
                </text:list-item>
              </text:list>
            </text:list-item>
            <text:list-item>
              <text:p text:style-name="P3">effect from ingestion and external</text:p>
            </text:list-item>
            <text:list-item>
              <text:p text:style-name="P3"><text:soft-page-break/>later will probably be added to everything for every phase state, along with phase changes</text:p>
            </text:list-item>
          </text:list>
        </text:list-item>
        <text:list-item>
          <text:p text:style-name="P4">Animate</text:p>
          <text:list>
            <text:list-item>
              <text:p text:style-name="P3">situational awareness and situational responses</text:p>
              <text:list>
                <text:list-item>
                  <text:p text:style-name="P3">strategy pattern, add like modifications to data file</text:p>
                </text:list-item>
                <text:list-item>
                  <text:p text:style-name="P3">based on internal constants</text:p>
                  <text:list>
                    <text:list-item>
                      <text:p text:style-name="P4">need to determine what these will be</text:p>
                    </text:list-item>
                  </text:list>
                </text:list-item>
              </text:list>
            </text:list-item>
            <text:list-item>
              <text:p text:style-name="P4">can move itself</text:p>
            </text:list-item>
            <text:list-item>
              <text:p text:style-name="P4">does not imply creature, may not be able to attack or use abilities other than movement</text:p>
              <text:list>
                <text:list-item>
                  <text:p text:style-name="P4">moving platforms for example</text:p>
                </text:list-item>
              </text:list>
            </text:list-item>
          </text:list>
        </text:list-item>
        <text:list-item>
          <text:p text:style-name="P4">Container</text:p>
          <text:list>
            <text:list-item>
              <text:p text:style-name="P4">Additional Stats:</text:p>
              <text:list>
                <text:list-item>
                  <text:p text:style-name="P4">Volume Capacity</text:p>
                  <text:list>
                    <text:list-item>
                      <text:p text:style-name="P4">in integer numbers, with smallest being 1</text:p>
                    </text:list-item>
                    <text:list-item>
                      <text:p text:style-name="P4">each integer represents one dose of liquid</text:p>
                    </text:list-item>
                  </text:list>
                </text:list-item>
                <text:list-item>
                  <text:p text:style-name="P4">Watertight?</text:p>
                  <text:list>
                    <text:list-item>
                      <text:p text:style-name="P4">implies sealed, so things won't slosh out</text:p>
                    </text:list-item>
                    <text:list-item>
                      <text:p text:style-name="P4">generous with this, open top pots considered watertight, for example</text:p>
                    </text:list-item>
                    <text:list-item>
                      <text:p text:style-name="P4">if false, liquids cannot be placed inside</text:p>
                    </text:list-item>
                  </text:list>
                </text:list-item>
                <text:list-item>
                  <text:p text:style-name="P4">Shatters on impact? - Now taken care of in Throwable interface, so implement that as well</text:p>
                  <text:list>
                    <text:list-item>
                      <text:p text:style-name="P4">if true, releases all contents</text:p>
                    </text:list-item>
                    <text:list-item>
                      <text:p text:style-name="P4">internal containers may or may not shatter as well</text:p>
                    </text:list-item>
                  </text:list>
                </text:list-item>
              </text:list>
            </text:list-item>
          </text:list>
        </text:list-item>
        <text:list-item>
          <text:p text:style-name="P4">Wearable</text:p>
          <text:list>
            <text:list-item>
              <text:p text:style-name="P4">Which slots are taken up?</text:p>
              <text:list>
                <text:list-item>
                  <text:p text:style-name="P4">slots need to be a list of body parts</text:p>
                  <text:list>
                    <text:list-item>
                      <text:p text:style-name="P4">keyworded for now, assumed humanoid is currently only allowable body part</text:p>
                    </text:list-item>
                  </text:list>
                </text:list-item>
              </text:list>
            </text:list-item>
            <text:list-item>
              <text:p text:style-name="P4">assume everything fits everyone the same for now</text:p>
              <text:list>
                <text:list-item>
                  <text:p text:style-name="P4">probably un-fun to ever make different sized armor/weapons, especially since there's no reach mechanic</text:p>
                </text:list-item>
                <text:list-item>
                  <text:p text:style-name="P4">can have some way to limit weapon size use based on strength rating</text:p>
                  <text:list>
                    <text:list-item>
                      <text:p text:style-name="P4">probably want to go Monster Hunter on this and allow everyone to use every weapon, even if it's ridiculously large for them</text:p>
                    </text:list-item>
                  </text:list>
                </text:list-item>
              </text:list>
            </text:list-item>
          </text:list>
        </text:list-item>
        <text:list-item>
          <text:p text:style-name="P4">Wieldable</text:p>
        </text:list-item>
        <text:list-item>
          <text:p text:style-name="P4">Consumable</text:p>
          <text:list>
            <text:list-item>
              <text:p text:style-name="P4">for foods, liquids are always consumable by default (by drinking)</text:p>
            </text:list-item>
          </text:list>
        </text:list-item>
        <text:list-item>
          <text:p text:style-name="P4">Readable</text:p>
        </text:list-item>
        <text:list-item>
          <text:p text:style-name="P4">Zappable</text:p>
          <text:list>
            <text:list-item>
              <text:p text:style-name="P4">for wands and such... there is probably a better verb though</text:p>
            </text:list-item>
          </text:list>
        </text:list-item>
        <text:list-item>
          <text:p text:style-name="P4">Ammunition</text:p>
          <text:list>
            <text:list-item>
              <text:p text:style-name="P4">tags must include what it's ammunition for</text:p>
              <text:list>
                <text:list-item>
                  <text:p text:style-name="P4"><text:soft-page-break/>all subclasses of item it works for, it will also work for</text:p>
                </text:list-item>
              </text:list>
            </text:list-item>
          </text:list>
        </text:list-item>
        <text:list-item>
          <text:p text:style-name="P4">Throwable: DEPRICATED -- all physical objects are throwable, previous throwable information is now listed under the reaction to "blunt" element to mark what happens under impact, which may be from throwing or other such impacts. Throwing an object will always cause it blunt damage.</text:p>
          <text:list>
            <text:list-item>
              <text:p text:style-name="P4">has ability marked specifically for effect on target of throw</text:p>
            </text:list-item>
            <text:list-item>
              <text:p text:style-name="P4">includes shatterable, which indicates that the item disintegrates on impact</text:p>
            </text:list-item>
          </text:list>
        </text:list-item>
        <text:list-item>
          <text:p text:style-name="P3">Creature:</text:p>
          <text:list>
            <text:list-item>
              <text:p text:style-name="P3">must have a BodyType tied to it</text:p>
              <text:list>
                <text:list-item>
                  <text:p text:style-name="P3">for now only allow humanoid type without an explicit BodyType attached, along with normal humanoid critical areas</text:p>
                </text:list-item>
              </text:list>
            </text:list-item>
            <text:list-item>
              <text:p text:style-name="P3">must have combat oriented stats</text:p>
            </text:list-item>
            <text:list-item>
              <text:p text:style-name="P3">must have Strategy tied to it</text:p>
              <text:list>
                <text:list-item>
                  <text:p text:style-name="P3">for now no strategy, creatures stand still until enemy gets close and then dumb chase enemy</text:p>
                </text:list-item>
              </text:list>
            </text:list-item>
            <text:list-item>
              <text:p text:style-name="P3">optionally have list of friendly creature types</text:p>
              <text:list>
                <text:list-item>
                  <text:p text:style-name="P3">overrides enemy types, so subclasses of enemies can be friends, but subclasses of friends cannot be enemies</text:p>
                </text:list-item>
              </text:list>
            </text:list-item>
            <text:list-item>
              <text:p text:style-name="P3">optionally have list of enemy creature types</text:p>
            </text:list-item>
            <text:list-item>
              <text:p text:style-name="P3">has a list of abilities that can be used</text:p>
            </text:list-item>
            <text:list-item>
              <text:p text:style-name="P4">each ability should have an indicator of how often it can be used... maybe a countdown timer?</text:p>
            </text:list-item>
          </text:list>
        </text:list-item>
      </text:list>
      <text:p text:style-name="P2"/>
      <text:p text:style-name="P2">Reserved Keywords:</text:p>
      <text:list xml:id="list21279134" text:style-name="L2">
        <text:list-item>
          <text:p text:style-name="P5">All of the attribute names</text:p>
        </text:list-item>
        <text:list-item>
          <text:p text:style-name="P5">All of the skill names</text:p>
          <text:list>
            <text:list-item>
              <text:p text:style-name="P5">followed with data on what happens when the skill is used</text:p>
            </text:list-item>
            <text:list-item>
              <text:p text:style-name="P5">needs skill threshold</text:p>
            </text:list-item>
            <text:list-item>
              <text:p text:style-name="P5">needs percent chance it happens</text:p>
            </text:list-item>
          </text:list>
        </text:list-item>
        <text:list-item>
          <text:p text:style-name="P5">All of the basic action names</text:p>
        </text:list-item>
        <text:list-item>
          <text:p text:style-name="P5">Note: these are only reserved in certain contexts, such as the first element in a data line and could appear other places legitimately</text:p>
        </text:list-item>
        <text:list-item>
          <text:p text:style-name="P5">"names" or "aliases" or "aka"</text:p>
        </text:list-item>
        <text:list-item>
          <text:p text:style-name="P5">"description"</text:p>
          <text:list>
            <text:list-item>
              <text:p text:style-name="P5">should include sub-portions tagged with skill levels to determine what information the player sees</text:p>
            </text:list-item>
          </text:list>
        </text:list-item>
        <text:list-item>
          <text:p text:style-name="P5">"count as"</text:p>
        </text:list-item>
        <text:list-item>
          <text:p text:style-name="P5">"notes"</text:p>
        </text:list-item>
        <text:list-item>
          <text:p text:style-name="P5">"becomes" or "drops"</text:p>
          <text:list>
            <text:list-item>
              <text:p text:style-name="P5">indicates what happens when the thing is kill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9T17:51:20.55</meta:creation-date>
    <meta:generator>LibreOffice/3.4$Win32 LibreOffice_project/340m1$Build-103</meta:generator>
    <dc:date>2011-08-08T01:51:41.49</dc:date>
    <meta:editing-duration>P2DT8H56M39S</meta:editing-duration>
    <meta:editing-cycles>47</meta:editing-cycles>
    <meta:document-statistic meta:table-count="0" meta:image-count="0" meta:object-count="0" meta:page-count="7" meta:paragraph-count="0" meta:word-count="2305" meta:character-count="12660" meta:non-whitespace-character-count="10846"/>
  </office:meta>
</office:document-meta>
</file>